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iriam Fixed" svg:font-family="'Miriam Fixed'" style:font-family-generic="modern" style:font-pitch="fixed"/>
    <style:font-face style:name="NSimSun" svg:font-family="NSimSun" style:font-family-generic="modern" style:font-pitch="fixed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e6485" officeooo:paragraph-rsid="000e6485"/>
    </style:style>
    <style:style style:name="P2" style:family="paragraph" style:parent-style-name="Preformatted_20_Text">
      <style:text-properties fo:font-weight="bold" officeooo:rsid="000e6485" officeooo:paragraph-rsid="000e6485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officeooo:rsid="000e6485" officeooo:paragraph-rsid="000e6485" style:font-weight-asian="bold" style:font-weight-complex="bold"/>
    </style:style>
    <style:style style:name="P4" style:family="paragraph" style:parent-style-name="Preformatted_20_Text">
      <style:text-properties style:text-outline="false" style:font-name="Aharoni" fo:font-size="14pt" fo:text-shadow="none" style:text-underline-style="none" fo:font-weight="bold" officeooo:rsid="000e6485" officeooo:paragraph-rsid="000e6485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style:font-name="Miriam Fixed" fo:font-size="8pt" officeooo:rsid="000e6485" officeooo:paragraph-rsid="000e6485" style:font-size-asian="8pt" style:font-size-complex="8pt"/>
    </style:style>
    <style:style style:name="P6" style:family="paragraph" style:parent-style-name="Preformatted_20_Text">
      <style:paragraph-properties fo:background-color="#cccc99" fo:padding="0.0201in" fo:border="0.06pt solid #000000" style:shadow="none">
        <style:background-image/>
      </style:paragraph-properties>
      <style:text-properties style:font-name="Miriam Fixed" fo:font-size="10pt" officeooo:rsid="000e6485" officeooo:paragraph-rsid="000e6485" style:font-name-asian="NSimSun" style:font-size-asian="10pt" style:font-name-complex="Liberation Mono" style:font-size-complex="10pt"/>
    </style:style>
    <style:style style:name="P7" style:family="paragraph" style:parent-style-name="Preformatted_20_Text">
      <style:paragraph-properties fo:background-color="#cccc99" fo:padding="0.0201in" fo:border="0.06pt solid #000000" style:shadow="none">
        <style:background-image/>
      </style:paragraph-properties>
      <style:text-properties style:font-name="Miriam Fixed" fo:font-size="10pt" fo:font-weight="normal" officeooo:rsid="000e6485" officeooo:paragraph-rsid="000e6485" style:font-name-asian="NSimSun" style:font-size-asian="10pt" style:font-weight-asian="normal" style:font-name-complex="Liberation Mono" style:font-size-complex="10pt" style:font-weight-complex="normal"/>
    </style:style>
    <style:style style:name="P8" style:family="paragraph" style:parent-style-name="Preformatted_20_Text">
      <style:paragraph-properties fo:background-color="#cccc99" fo:padding="0.0201in" fo:border="0.06pt solid #000000" style:shadow="none">
        <style:background-image/>
      </style:paragraph-properties>
      <style:text-properties style:font-name="Miriam Fixed" officeooo:rsid="000e6485" officeooo:paragraph-rsid="000e6485"/>
    </style:style>
    <style:style style:name="P9" style:family="paragraph" style:parent-style-name="Preformatted_20_Text">
      <style:paragraph-properties fo:background-color="#ffff66" style:shadow="none">
        <style:background-image/>
      </style:paragraph-properties>
      <style:text-properties officeooo:rsid="000e6485" officeooo:paragraph-rsid="000e6485"/>
    </style:style>
    <style:style style:name="P10" style:family="paragraph" style:parent-style-name="Preformatted_20_Text">
      <style:paragraph-properties fo:background-color="#ffff66">
        <style:background-image/>
      </style:paragraph-properties>
      <style:text-properties officeooo:rsid="000e6485" officeooo:paragraph-rsid="000e6485"/>
    </style:style>
    <style:style style:name="T1" style:family="text">
      <style:text-properties style:font-name="Miriam Fixed" fo:font-size="8pt" style:font-size-asian="8pt" style:font-size-complex="8pt"/>
    </style:style>
    <style:style style:name="T2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e6485" style:font-name-asian="NSimSun" style:font-size-asian="10pt" style:font-name-complex="Liberation Mono" style:font-size-complex="10pt"/>
    </style:style>
    <style:style style:name="T4" style:family="text">
      <style:text-properties officeooo:rsid="000fb9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am Explorer Everywhere Cheatsheet</text:p>
      <text:p text:style-name="P1"><text:span text:style-name="T1">A cheatsheet for common tasks within Team Explorer Everywhere</text:span></text:p>
      <text:p text:style-name="P5"/>
      <text:p text:style-name="P1"/>
      <text:p text:style-name="P3">Create a workspace and get all files</text:p>
      <text:p text:style-name="P1"/>
      <text:p text:style-name="P7"><text:s text:c="4"/>mkdir $TEMP_DIR$</text:p>
      <text:p text:style-name="P7"><text:s text:c="4"/>tf workspace -new $TEMP_WORKSPACE$ -collection:$SERVER_URL$/$COLLECTION_NAME$</text:p>
      <text:p text:style-name="P7"><text:s text:c="4"/>tf workfold -map $SERVER_PATH$ -workspace:$TEMP_WORKSPACE$ $TEMP_DIR$</text:p>
      <text:p text:style-name="P7"><text:s text:c="4"/>cd $TEMP_DIR$</text:p>
      <text:p text:style-name="P7"><text:s text:c="4"/>tf get</text:p>
      <text:p text:style-name="P1"/>
      <text:p text:style-name="P1">Where:</text:p>
      <text:p text:style-name="P1"/>
      <text:p text:style-name="P8"><text:s text:c="4"/>$TEMP_WORKSPACE$ <text:s/>= any string will do (Should be configurable)</text:p>
      <text:p text:style-name="P8"><text:s text:c="4"/>$SERVER_URL$ <text:s text:c="5"/>= The URL of your TFS server (usually ends with "/tfs" and <text:tab/><text:tab/><text:tab/><text:tab/><text:tab/> by default is on port 8080)</text:p>
      <text:p text:style-name="P8"><text:s text:c="4"/>$COLLECTION_NAME$ = The name of the collection (i.e. DefaultCollection)</text:p>
      <text:p text:style-name="P8"><text:s text:c="4"/>$TEMP_DIR$ <text:s text:c="7"/>= Any valid directory (Relative paths are not allowed)</text:p>
      <text:p text:style-name="P8"><text:s text:c="4"/>$SERVER_PATH$ <text:s text:c="4"/>= The path to the team project</text:p>
      <text:p text:style-name="P1"/>
      <text:p text:style-name="P2"/>
      <text:p text:style-name="P3">Add a file to project and checkin</text:p>
      <text:p text:style-name="P1"/>
      <text:p text:style-name="P9">NOTE: Must be in a directory which is mapped using the above workfold command</text:p>
      <text:p text:style-name="P1"/>
      <text:p text:style-name="P6"><text:s text:c="4"/>tf add $FILENAME$</text:p>
      <text:p text:style-name="P1"/>
      <text:p text:style-name="P1">Where: </text:p>
      <text:p text:style-name="P1"/>
      <text:p text:style-name="P8"><text:s text:c="4"/>$FILENAME$ - Name of file to add (Must exist!)</text:p>
      <text:p text:style-name="P1"/>
      <text:p text:style-name="P3">Check-in changes</text:p>
      <text:p text:style-name="P1"/>
      <text:p text:style-name="P9">NOTE: Must be in a directory which is mapped using the above workfold command</text:p>
      <text:p text:style-name="P1"/>
      <text:p text:style-name="P8"><text:s text:c="4"/>tf checkin -comment:$COMMENT$</text:p>
      <text:p text:style-name="P1"/>
      <text:p text:style-name="P1">Where:</text:p>
      <text:p text:style-name="P1"/>
      <text:p text:style-name="P8"><text:s text:c="4"/>$COMMENT$ <text:s/>- A comment to associate with the changeset</text:p>
      <text:p text:style-name="P1"/>
      <text:p text:style-name="P3">Get the status of workspace</text:p>
      <text:p text:style-name="P1"/>
      <text:p text:style-name="P10">NOTE: Must be in a directory which is mapped using the above workfold command</text:p>
      <text:p text:style-name="P1"/>
      <text:p text:style-name="P8"><text:s text:c="4"/>tf status</text:p>
      <text:p text:style-name="P1"/>
      <text:p text:style-name="P3">Unmap local directory</text:p>
      <text:p text:style-name="P1"/>
      <text:p text:style-name="P8"><text:s text:c="4"/>tf workfold -unmap -collection:$SERVER_URL$/$COLLECTION_NAME$ -workspace: <text:tab/>$TEMP_WORKSPACE$ $TEMP_DIR$</text:p>
      <text:p text:style-name="P1"/>
      <text:p text:style-name="P1">Where:</text:p>
      <text:p text:style-name="P1"/>
      <text:p text:style-name="P8"><text:s text:c="4"/>$TEMP_WORKSPACE$ <text:s/>- any string will do (Should be configurable)</text:p>
      <text:p text:style-name="P8"><text:s text:c="4"/>$SERVER_URL$ <text:s text:c="5"/>- The URL of your TFS server (usually ends with "/tfs" and <text:tab/><text:tab/><text:tab/><text:tab/><text:tab/> by default is on port 8080)</text:p>
      <text:p text:style-name="P8"><text:s text:c="4"/>$COLLECTION_NAME$ - The name of the collection (i.e. DefaultCollection)</text:p>
      <text:p text:style-name="P8"><text:s text:c="4"/>$TEMP_DIR$ <text:s text:c="7"/>- Any valid directory (Relative paths are not allowed)</text:p>
      <text:p text:style-name="P1"><text:soft-page-break/></text:p>
      <text:p text:style-name="P3">Delete workspace</text:p>
      <text:p text:style-name="P1"/>
      <text:p text:style-name="P8"><text:s text:c="4"/>tf workspace -delete -collection:$SERVER_URL$/$COLLECTION_NAME<text:span text:style-name="T4">$ <text:tab/></text:span>$TEMP_WORKSPACE$</text:p>
      <text:p text:style-name="P1"/>
      <text:p text:style-name="P1">Where:</text:p>
      <text:p text:style-name="P1"/>
      <text:p text:style-name="P8"><text:s text:c="4"/>$TEMP_WORKSPACE$ <text:s/>- any string will do (Should be configurable)</text:p>
      <text:p text:style-name="P8"><text:s text:c="4"/>$SERVER_URL$ <text:s text:c="5"/>- The URL of your TFS server (usually ends with "/tfs" and <text:tab/><text:tab/><text:tab/><text:tab/><text:tab/> by default is on port 8080)</text:p>
      <text:p text:style-name="P8"><text:s text:c="4"/>$COLLECTION_NAME$ - The name of the collection (i.e. DefaultCollection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iriam Fixed" svg:font-family="'Miriam Fixed'" style:font-family-generic="modern" style:font-pitch="fixed"/>
    <style:font-face style:name="NSimSun" svg:font-family="NSimSun" style:font-family-generic="modern" style:font-pitch="fixed"/>
    <style:font-face style:name="Aharoni" svg:font-family="Aharoni" style:font-pitch="variable"/>
    <style:font-face style:name="Liberation Serif" svg:font-family="'Liberation Serif'" style:font-family-generic="roman" style:font-pitch="variable"/>
    <style:font-face style:name="Matura MT Script Capitals" svg:font-family="'Matura MT Script Capitals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3T17:54:45.755000000</dc:date>
    <meta:document-statistic meta:table-count="0" meta:image-count="0" meta:object-count="0" meta:page-count="2" meta:paragraph-count="40" meta:word-count="280" meta:character-count="2046" meta:non-whitespace-character-count="1652"/>
    <meta:generator>LibreOffice/4.2.4.2$Windows_x86 LibreOffice_project/63150712c6d317d27ce2db16eb94c2f3d7b699f8</meta:generator>
  </office:meta>
</office:document-meta>
</file>